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paragraph-rsid="0007e0f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7e0f1" officeooo:paragraph-rsid="0007e0f1" style:font-weight-asian="bold" style:font-weight-complex="bold"/>
    </style:style>
    <style:style style:name="P3" style:family="paragraph" style:parent-style-name="Standard">
      <style:text-properties officeooo:rsid="0007e0f1" officeooo:paragraph-rsid="0007e0f1"/>
    </style:style>
    <style:style style:name="P4" style:family="paragraph" style:parent-style-name="Standard" style:list-style-name="L1">
      <style:text-properties officeooo:rsid="0007e0f1" officeooo:paragraph-rsid="0007e0f1"/>
    </style:style>
    <style:style style:name="P5" style:family="paragraph" style:parent-style-name="Standard" style:list-style-name="L1">
      <style:text-properties officeooo:rsid="000999eb" officeooo:paragraph-rsid="000999eb"/>
    </style:style>
    <style:style style:name="T1" style:family="text">
      <style:text-properties fo:font-weight="normal" officeooo:rsid="0007e0f1" style:font-weight-asian="normal" style:font-weight-complex="normal"/>
    </style:style>
    <style:style style:name="T2" style:family="text">
      <style:text-properties officeooo:rsid="000af6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unting sort</text:p>
      <text:p text:style-name="P1"><text:a xlink:type="simple" xlink:href="../src/CountingSort.java"><text:span text:style-name="T1">Implementation</text:span></text:a></text:p>
      <text:p text:style-name="P3"/>
      <text:list xml:id="list6297283996515494186" text:style-name="L1">
        <text:list-item>
          <text:p text:style-name="P4">Linear time algorithm as long as k = O(n), <text:span text:style-name="T2">where k is the largest of the domain of numbers in the list</text:span></text:p>
        </text:list-item>
        <text:list-item>
          <text:p text:style-name="P5">A non-comparitive sort</text:p>
        </text:list-item>
        <text:list-item>
          <text:p text:style-name="P4">Can be used only on a sequence of integers.</text:p>
        </text:list-item>
        <text:list-item>
          <text:p text:style-name="P4">Stable.</text:p>
          <text:list>
            <text:list-item>
              <text:p text:style-name="P4">Normally, the property of stability is important only when satellite data are carried around with the element being sorted.</text:p>
            </text:list-item>
            <text:list-item>
              <text:p text:style-name="P4">Counting sorts stability is important for another reason. It is typically used as a subroutine for radix sort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7T23:51:29</meta:creation-date>
    <dc:title>T1</dc:title>
    <meta:editing-duration>PT15S</meta:editing-duration>
    <meta:editing-cycles>4</meta:editing-cycles>
    <meta:generator>LibreOffice/4.0.2.2$Linux_x86 LibreOffice_project/400m0$Build-2</meta:generator>
    <meta:initial-creator>Kempa </meta:initial-creator>
    <dc:date>2013-09-10T17:03:20</dc:date>
    <dc:creator>Kempa </dc:creator>
    <meta:document-statistic meta:table-count="0" meta:image-count="0" meta:object-count="0" meta:page-count="1" meta:paragraph-count="8" meta:word-count="81" meta:character-count="440" meta:non-whitespace-character-count="373"/>
    <meta:template xlink:type="simple" xlink:actuate="onRequest" xlink:title="T1" xlink:href="../../../../.config/libreoffice/4/user/template/T1.ott" meta:date="2013-08-27T23:51:27"/>
  </office:meta>
</office:document-meta>
</file>